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596cm" fo:margin-left="0cm" table:align="left" style:writing-mode="lr-tb"/>
    </style:style>
    <style:style style:name="Table1.A" style:family="table-column">
      <style:table-column-properties style:column-width="3.9cm"/>
    </style:style>
    <style:style style:name="Table1.B" style:family="table-column">
      <style:table-column-properties style:column-width="11.696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0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e1.B20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238b9e"/>
    </style:style>
    <style:style style:name="P3" style:family="paragraph" style:parent-style-name="Standard">
      <style:paragraph-properties fo:text-align="start" style:justify-single-word="false"/>
      <style:text-properties officeooo:paragraph-rsid="0021a516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1a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38b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3b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c377" officeooo:paragraph-rsid="0027c3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1781" officeooo:paragraph-rsid="002b17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31e2" officeooo:paragraph-rsid="003531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824" officeooo:paragraph-rsid="003b7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fo:break-before="page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1ff3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5d9a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a516" officeooo:paragraph-rsid="0021a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8b9e" officeooo:paragraph-rsid="00238b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b0dc" officeooo:paragraph-rsid="0023b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bbe3" officeooo:paragraph-rsid="0026bb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390" officeooo:paragraph-rsid="0029a3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cf37" officeooo:paragraph-rsid="0036cf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824" officeooo:paragraph-rsid="003b7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9e73" officeooo:paragraph-rsid="00419e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d338" officeooo:paragraph-rsid="0042d3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afa1" officeooo:paragraph-rsid="0044af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34ec" officeooo:paragraph-rsid="004734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34c4" officeooo:paragraph-rsid="005034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2dcc" officeooo:paragraph-rsid="00522d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d9a33" officeooo:paragraph-rsid="005d9a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f0b68" officeooo:paragraph-rsid="005f0b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6c11" officeooo:paragraph-rsid="00606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1c6ef" officeooo:paragraph-rsid="0061c6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1be5" officeooo:paragraph-rsid="00661b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ff3cd" officeooo:paragraph-rsid="001ff3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4faff1" officeooo:paragraph-rsid="004faff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4" style:family="paragraph" style:parent-style-name="Heading_20_1">
      <style:text-properties officeooo:rsid="001deb6a" officeooo:paragraph-rsid="001deb6a"/>
    </style:style>
    <style:style style:name="P35" style:family="paragraph" style:parent-style-name="Heading_20_1" style:master-page-name="First_20_Page">
      <style:paragraph-properties style:page-number="auto"/>
      <style:text-properties officeooo:rsid="001ff3cd" officeooo:paragraph-rsid="001ff3cd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5d9a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officeooo:rsid="005d9a33" officeooo:paragraph-rsid="005d9a33"/>
    </style:style>
    <style:style style:name="P38" style:family="paragraph" style:parent-style-name="Table_20_Contents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rsid="005d9a33" officeooo:paragraph-rsid="005d9a33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f347a"/>
    </style:style>
    <style:style style:name="T4" style:family="text">
      <style:text-properties officeooo:rsid="001ff3cd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24130565" text:style-name="Outline">
        <text:list-item>
          <text:h text:style-name="P35" text:outline-level="1">Link</text:h>
        </text:list-item>
        <text:list-item>
          <text:h text:style-name="P34" text:outline-level="1">Flutter Beta <text:span text:style-name="T3">1.7</text:span>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4">7-9-2019</text:span>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2">Tema</text:p>
          </table:table-cell>
          <table:table-cell table:style-name="Table1.B1" office:value-type="string">
            <text:p text:style-name="P32">Link</text:p>
          </table:table-cell>
        </table:table-row>
        <table:table-row>
          <table:table-cell table:style-name="Table1.A2" office:value-type="string">
            <text:p text:style-name="P29">accesibilidad</text:p>
          </table:table-cell>
          <table:table-cell table:style-name="Table1.B2" office:value-type="string">
            <text:p text:style-name="P2"><text:a xlink:type="simple" xlink:href="https://medium.com/flutter-community/developing-and-testing-accessible-app-in-flutter-1dc1d33c7eea" text:style-name="Internet_20_link" text:visited-style-name="Visited_20_Internet_20_Link">https://medium.com/flutter-community/developing-and-testing-accessible-app-in-flutter-1dc1d33c7eea</text:a></text:p>
          </table:table-cell>
        </table:table-row>
        <table:table-row>
          <table:table-cell table:style-name="Table1.A2" office:value-type="string">
            <text:p text:style-name="P23">Animaciones</text:p>
          </table:table-cell>
          <table:table-cell table:style-name="Table1.B2" office:value-type="string">
            <text:p text:style-name="P2"><text:a xlink:type="simple" xlink:href="https://www.2dimensions.com/" text:style-name="Internet_20_link" text:visited-style-name="Visited_20_Internet_20_Link">https://www.2dimensions.com</text:a></text:p>
          </table:table-cell>
        </table:table-row>
        <table:table-row>
          <table:table-cell table:style-name="Table1.A2" office:value-type="string">
            <text:p text:style-name="P21">Aplicaciones gratis</text:p>
          </table:table-cell>
          <table:table-cell table:style-name="Table1.B2" office:value-type="string">
            <text:p text:style-name="P2"><text:a xlink:type="simple" xlink:href="https://www.lancetalent.com/blog/5-plataformas-crear-apps-gratis-ca/" text:style-name="Internet_20_link" text:visited-style-name="Visited_20_Internet_20_Link">https://www.lancetalent.com/blog/5-plataformas-crear-apps-gratis-ca/</text:a></text:p>
          </table:table-cell>
        </table:table-row>
        <table:table-row>
          <table:table-cell table:style-name="Table1.A2" office:value-type="string">
            <text:p text:style-name="P15">Auth</text:p>
          </table:table-cell>
          <table:table-cell table:style-name="Table1.B2" office:value-type="string">
            <text:p text:style-name="P2"><text:a xlink:type="simple" xlink:href="https://medium.com/flutter-community/flutter-implementing-google-sign-in-71888bca24ed" text:style-name="Internet_20_link" text:visited-style-name="Visited_20_Internet_20_Link">https://medium.com/flutter-community/flutter-implementing-google-sign-in-71888bca24ed</text:a></text:p>
            <text:p text:style-name="P2"><text:a xlink:type="simple" xlink:href="https://www.c-sharpcorner.com/article/otp-authentication-in-flutter-using-firebase/" text:style-name="Internet_20_link" text:visited-style-name="Visited_20_Internet_20_Link">https://www.c-sharpcorner.com/article/otp-authentication-in-flutter-using-firebase/</text:a></text:p>
            <text:p text:style-name="P5"><text:a xlink:type="simple" xlink:href="https://medium.com/@greg.perry/auth-in-flutter-97275b29b550" text:style-name="Internet_20_link" text:visited-style-name="Visited_20_Internet_20_Link">https://medium.com/@greg.perry/auth-in-flutter-97275b29b550</text:a></text:p>
            <text:p text:style-name="P5"/>
            <text:p text:style-name="P5"><text:a xlink:type="simple" xlink:href="https://medium.com/@jackwong_60367/sms-code-authentication-in-flutter-23d5071e084b" text:style-name="Internet_20_link" text:visited-style-name="Visited_20_Internet_20_Link">https://medium.com/@jackwong_60367/sms-code-authentication-in-flutter-23d5071e084b</text:a></text:p>
            <text:p text:style-name="P5"><text:a xlink:type="simple" xlink:href="https://proandroiddev.com/flutter-passwordless-authentication-a-guide-for-phone-email-login-6759252f4e" text:style-name="Internet_20_link" text:visited-style-name="Visited_20_Internet_20_Link">https://proandroiddev.com/flutter-passwordless-authentication-a-guide-for-phone-email-login-6759252f4e</text:a></text:p>
          </table:table-cell>
        </table:table-row>
        <table:table-row>
          <table:table-cell table:style-name="Table1.A2" office:value-type="string">
            <text:p text:style-name="P14">Bloc</text:p>
          </table:table-cell>
          <table:table-cell table:style-name="Table1.B2" office:value-type="string">
            <text:p text:style-name="P4"><text:a xlink:type="simple" xlink:href="https://www.youtube.com/watch?v=QDsKsrI-S5w&amp;list=PLtp7ENz9bQMR9swg8mB3Pr4fqOI5RFxiU" text:style-name="Internet_20_link" text:visited-style-name="Visited_20_Internet_20_Link">https://www.youtube.com/watch?v=QDsKsrI-S5w&amp;list=PLtp7ENz9bQMR9swg8mB3Pr4fqOI5RFxiU</text:a></text:p>
            <text:p text:style-name="P9">aca voy</text:p>
            <text:p text:style-name="P4"><text:a xlink:type="simple" xlink:href="https://www.youtube.com/watch?v=HS2jsM-yzq4&amp;list=PLtp7ENz9bQMR9swg8mB3Pr4fqOI5RFxiU&amp;index=4" text:style-name="Internet_20_link" text:visited-style-name="Visited_20_Internet_20_Link">https://www.youtube.com/watch?v=HS2jsM-yzq4&amp;list=PLtp7ENz9bQMR9swg8mB3Pr4fqOI5RFxiU&amp;index=4</text:a></text:p>
            <text:p text:style-name="P4"/>
            <text:p text:style-name="P3"><text:span text:style-name="T6"><text:s/></text:span><text:a xlink:type="simple" xlink:href="https://medium.com/comunidad-flutter/implementa-arquitectura-a-tu-proyecto-flutter-usando-el-patrón-bloc-2cb031722166" text:style-name="Internet_20_link" text:visited-style-name="Visited_20_Internet_20_Link">https://medium.com/comunidad-flutter/implementa-arquitectura-a-tu-proyecto-flutter-usando-el-patr%C3%B3n-bloc-2cb031722166</text:a></text:p>
            <text:p text:style-name="P3"><text:a xlink:type="simple" xlink:href="https://medium.com/flutterpub/architect-your-flutter-project-using-bloc-pattern-part-2-d8dd1eca9ba5" text:style-name="Internet_20_link" text:visited-style-name="Visited_20_Internet_20_Link">https://medium.com/flutterpub/architect-your-flutter-project-using-bloc-pattern-part-2-d8dd1eca9ba5</text:a></text:p>
            <text:p text:style-name="P3"/>
            <text:p text:style-name="P3"><text:a xlink:type="simple" xlink:href="https://dev.to/pedromassango/flutter-bloc-a-better-way-to-handle-navigation-4fig" text:style-name="Internet_20_link" text:visited-style-name="Visited_20_Internet_20_Link">https://dev.to/pedromassango/flutter-bloc-a-better-way-to-handle-navigation-4fig</text:a></text:p>
            <text:p text:style-name="P3"><text:soft-page-break/><text:a xlink:type="simple" xlink:href="https://www.youtube.com/watch?v=FEXbs-mgPu4" text:style-name="Internet_20_link" text:visited-style-name="Visited_20_Internet_20_Link">https://www.youtube.com/watch?v=FEXbs-mgPu4</text:a></text:p>
            <text:p text:style-name="P3"><text:a xlink:type="simple" xlink:href="https://www.youtube.com/watch?v=FEXbs-mgPu4&amp;t=6610s" text:style-name="Internet_20_link" text:visited-style-name="Visited_20_Internet_20_Link"/></text:p>
          </table:table-cell>
        </table:table-row>
        <table:table-row>
          <table:table-cell table:style-name="Table1.A2" office:value-type="string">
            <text:p text:style-name="P28">Constructores</text:p>
          </table:table-cell>
          <table:table-cell table:style-name="Table1.B2" office:value-type="string">
            <text:p text:style-name="P12"><text:a xlink:type="simple" xlink:href="https://medium.com/flutter-community/deconstructing-dart-constructors-e3b553f583ef" text:style-name="Internet_20_link" text:visited-style-name="Visited_20_Internet_20_Link">https://medium.com/flutter-community/deconstructing-dart-constructors-e3b553f583ef</text:a></text:p>
          </table:table-cell>
        </table:table-row>
        <table:table-row>
          <table:table-cell table:style-name="Table1.A2" table:number-rows-spanned="2" office:value-type="string">
            <text:p text:style-name="P25">Diseño</text:p>
          </table:table-cell>
          <table:table-cell table:style-name="Table1.B2" office:value-type="string">
            <text:p text:style-name="P12"><text:a xlink:type="simple" xlink:href="https://giphy.com/" text:style-name="Internet_20_link" text:visited-style-name="Visited_20_Internet_20_Link">https://giphy.com</text:a></text:p>
            <text:p text:style-name="P27">Gif gratis</text:p>
          </table:table-cell>
        </table:table-row>
        <table:table-row>
          <table:covered-table-cell/>
          <table:table-cell table:style-name="Table1.B2" office:value-type="string">
            <text:p text:style-name="P13"><text:a xlink:type="simple" xlink:href="https://www.youtube.com/watch?v=mmjLcW68w24" text:style-name="Internet_20_link" text:visited-style-name="Visited_20_Internet_20_Link">https://www.youtube.com/watch?v=mmjLcW68w24</text:a></text:p>
            <text:p text:style-name="P27">Curso de makup del profe</text:p>
            <text:p text:style-name="P27"><text:a xlink:type="simple" xlink:href="https://www.youtube.com/watch?v=hpjBsDeST-g" text:style-name="Internet_20_link" text:visited-style-name="Visited_20_Internet_20_Link">https://www.youtube.com/watch?v=hpjBsDeST-g</text:a></text:p>
            <text:p text:style-name="P31">juatinMind</text:p>
          </table:table-cell>
        </table:table-row>
        <table:table-row>
          <table:table-cell table:style-name="Table1.A2" table:number-rows-spanned="2" office:value-type="string">
            <text:p text:style-name="P25"/>
          </table:table-cell>
          <table:table-cell table:style-name="Table1.B2" office:value-type="string">
            <text:p text:style-name="P13"><text:a xlink:type="simple" xlink:href="https://rxlabz.github.io/panache_web/" text:style-name="Internet_20_link" text:visited-style-name="Visited_20_Internet_20_Link">https://rxlabz.github.io/panache_web/</text:a></text:p>
            <text:p text:style-name="P27">Manejo de Themes</text:p>
          </table:table-cell>
        </table:table-row>
        <table:table-row>
          <table:covered-table-cell/>
          <table:table-cell table:style-name="Table1.B2" office:value-type="string">
            <text:p text:style-name="P13"><text:a xlink:type="simple" xlink:href="https://pixabay.com/es/" text:style-name="Internet_20_link" text:visited-style-name="Visited_20_Internet_20_Link">https://pixabay.com/es/</text:a></text:p>
            <text:p text:style-name="P38"><text:span text:style-name="T5">Imágenes y videos gratis</text:span></text:p>
            <text:p text:style-name="P37"><text:a xlink:type="simple" xlink:href="https://www.draw.io/" text:style-name="Internet_20_link" text:visited-style-name="Visited_20_Internet_20_Link"><text:span text:style-name="T5">https://www.draw.io/</text:span></text:a></text:p>
            <text:p text:style-name="P37"><text:span text:style-name="T5"/></text:p>
          </table:table-cell>
        </table:table-row>
        <table:table-row>
          <table:table-cell table:style-name="Table1.A2" office:value-type="string">
            <text:p text:style-name="P12">Flutter textos</text:p>
          </table:table-cell>
          <table:table-cell table:style-name="Table1.B2" office:value-type="string">
            <text:p text:style-name="P12"><text:a xlink:type="simple" xlink:href="https://www.didierboelens.com/" text:style-name="Internet_20_link" text:visited-style-name="Visited_20_Internet_20_Link">https://www.didierboelens.com/</text:a></text:p>
          </table:table-cell>
        </table:table-row>
        <table:table-row>
          <table:table-cell table:style-name="Table1.A2" office:value-type="string">
            <text:p text:style-name="P24">Gestion de proyectos</text:p>
          </table:table-cell>
          <table:table-cell table:style-name="Table1.B2" office:value-type="string">
            <text:p text:style-name="P6"><text:a xlink:type="simple" xlink:href="https://visuresolutions.es/" text:style-name="Internet_20_link" text:visited-style-name="Visited_20_Internet_20_Link">https://visuresolutions.es</text:a></text:p>
            <text:p text:style-name="P6"><text:a xlink:type="simple" xlink:href="https://gapp-unit.monday.com/" text:style-name="Internet_20_link" text:visited-style-name="Visited_20_Internet_20_Link">https://gapp-unit.monday.com/</text:a></text:p>
          </table:table-cell>
        </table:table-row>
        <table:table-row>
          <table:table-cell table:style-name="Table1.A2" office:value-type="string">
            <text:p text:style-name="P33">iconos</text:p>
          </table:table-cell>
          <table:table-cell table:style-name="Table1.B2" office:value-type="string">
            <text:p text:style-name="P6"><text:a xlink:type="simple" xlink:href="https://icon-icons.com/es/icono/guardar-como-save/37111" text:style-name="Internet_20_link" text:visited-style-name="Visited_20_Internet_20_Link">https://icon-icons.com/es/icono/guardar-como-save/37111</text:a></text:p>
          </table:table-cell>
        </table:table-row>
        <table:table-row>
          <table:table-cell table:style-name="Table1.A2" office:value-type="string">
            <text:p text:style-name="P17">Instalacion en mac</text:p>
          </table:table-cell>
          <table:table-cell table:style-name="Table1.B2" office:value-type="string">
            <text:p text:style-name="P6"><text:a xlink:type="simple" xlink:href="https://dazzet.co/instalar-flutter-en-mac-usando-casi-en-todo-el-proceso-la-terminal/" text:style-name="Internet_20_link" text:visited-style-name="Visited_20_Internet_20_Link">https://dazzet.co/instalar-flutter-en-mac-usando-casi-en-todo-el-</text:a><text:a xlink:type="simple" xlink:href="https://dazzet.co/instalar-flutter-en-mac-usando-casi-en-todo-el-proceso-la-terminal/" text:style-name="Internet_20_link" text:visited-style-name="Visited_20_Internet_20_Link">proceso-la-terminal/</text:a></text:p>
            <text:p text:style-name="P7">28 de abril 2019</text:p>
          </table:table-cell>
        </table:table-row>
        <table:table-row>
          <table:table-cell table:style-name="Table1.A2" office:value-type="string">
            <text:p text:style-name="P26">codemagic</text:p>
          </table:table-cell>
          <table:table-cell table:style-name="Table1.B2" office:value-type="string">
            <text:p text:style-name="P6"><text:a xlink:type="simple" xlink:href="https://blog.codemagic.io/practical-guide-flutter-firebase-codemagic/" text:style-name="Internet_20_link" text:visited-style-name="Visited_20_Internet_20_Link">https://blog.codemagic.io/practical-guide-flutter-firebase-codemagic/</text:a></text:p>
          </table:table-cell>
        </table:table-row>
        <table:table-row>
          <table:table-cell table:style-name="Table1.A2" office:value-type="string">
            <text:p text:style-name="P16">Mapas</text:p>
          </table:table-cell>
          <table:table-cell table:style-name="Table1.B2" office:value-type="string">
            <text:p text:style-name="P6"><text:a xlink:type="simple" xlink:href="https://norfipc.com/mapas/index.php" text:style-name="Internet_20_link" text:visited-style-name="Visited_20_Internet_20_Link">https://norfipc.com/mapas/index.php</text:a></text:p>
          </table:table-cell>
        </table:table-row>
        <table:table-row>
          <table:table-cell table:style-name="Table1.A2" office:value-type="string">
            <text:p text:style-name="P20">Reactive</text:p>
          </table:table-cell>
          <table:table-cell table:style-name="Table1.B2" office:value-type="string">
            <text:p text:style-name="P6"><text:a xlink:type="simple" xlink:href="https://gist.github.com/staltz/868e7e9bc2a7b8c1f754" text:style-name="Internet_20_link" text:visited-style-name="Visited_20_Internet_20_Link">https://gist.github.com/staltz/868e7e9bc2a7b8c1f754</text:a><text:soft-page-break/></text:p>
            <text:p text:style-name="P10">que es reactive</text:p>
          </table:table-cell>
        </table:table-row>
        <table:table-row>
          <table:table-cell table:style-name="Table1.A2" office:value-type="string">
            <text:p text:style-name="P22">Reconocimiento facial</text:p>
          </table:table-cell>
          <table:table-cell table:style-name="Table1.B2" office:value-type="string">
            <text:p text:style-name="P6"><text:a xlink:type="simple" xlink:href="https://medium.com/flutter-community/flutter-face-detection-ac18e3e2211f" text:style-name="Internet_20_link" text:visited-style-name="Visited_20_Internet_20_Link">https://medium.com/flutter-community/flutter-face-detection-ac18e3e2211f</text:a></text:p>
          </table:table-cell>
        </table:table-row>
        <table:table-row>
          <table:table-cell table:style-name="Table1.A20" office:value-type="string">
            <text:p text:style-name="P18">Redes proxy</text:p>
          </table:table-cell>
          <table:table-cell table:style-name="Table1.B20" office:value-type="string">
            <text:p text:style-name="P6"><text:a xlink:type="simple" xlink:href="https://medium.com/hoursofoperation/use-charles-proxy-to-debug-network-requests-in-flutter-apps-2f2083275cad" text:style-name="Internet_20_link" text:visited-style-name="Visited_20_Internet_20_Link">https://medium.com/hoursofoperation/use-charles-proxy-to-debug-</text:a><text:a xlink:type="simple" xlink:href="https://medium.com/hoursofoperation/use-charles-proxy-to-debug-network-requests-in-flutter-apps-2f2083275cad" text:style-name="Internet_20_link" text:visited-style-name="Visited_20_Internet_20_Link">network-requests-in-flutter-apps-2f2083275cad</text:a></text:p>
            <text:p text:style-name="P8">30/8/2019</text:p>
          </table:table-cell>
        </table:table-row>
        <table:table-row>
          <table:table-cell table:style-name="Table1.A2" office:value-type="string">
            <text:p text:style-name="P18">Shared preferences</text:p>
          </table:table-cell>
          <table:table-cell table:style-name="Table1.B2" office:value-type="string">
            <text:p text:style-name="P6"><text:a xlink:type="simple" xlink:href="https://medium.com/better-programming/flutter-how-to-save-objects-in-sharedpreferences-b7880d0ee2e4" text:style-name="Internet_20_link" text:visited-style-name="Visited_20_Internet_20_Link">https://medium.com/better-programming/flutter-how-to-save-objects-in-sharedpreferences-b7880d0ee2e4</text:a></text:p>
          </table:table-cell>
        </table:table-row>
        <table:table-row>
          <table:table-cell table:style-name="Table1.A2" office:value-type="string">
            <text:p text:style-name="P19">Yacc</text:p>
          </table:table-cell>
          <table:table-cell table:style-name="Table1.B2" office:value-type="string">
            <text:p text:style-name="P6"><text:a xlink:type="simple" xlink:href="https://github.com/thosakwe/dart_yacc" text:style-name="Internet_20_link" text:visited-style-name="Visited_20_Internet_20_Link">https://github.com/thosakwe/dart_yacc</text:a></text:p>
          </table:table-cell>
        </table:table-row>
        <table:table-row>
          <table:table-cell table:style-name="Table1.A2" office:value-type="string">
            <text:p text:style-name="P30">Task Manager</text:p>
          </table:table-cell>
          <table:table-cell table:style-name="Table1.B2" office:value-type="string">
            <text:p text:style-name="P6"><text:a xlink:type="simple" xlink:href="https://proandroiddev.com/google-analytics-with-gtm-and-firebase-b4bdc80a0637" text:style-name="Internet_20_link" text:visited-style-name="Visited_20_Internet_20_Link">https://proandroiddev.com/google-analytics-with-gtm-and-firebase-b4bdc80a0637</text:a>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bcbcbc" draw:end-color="#ededed" draw:start-intensity="100%" draw:end-intensity="100%" draw:angle="1800" draw:border="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4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8</meta:editing-cycles>
    <meta:creation-date>2019-09-07T21:21:03.876791480</meta:creation-date>
    <meta:editing-duration>P1DT12H20M29S</meta:editing-duration>
    <meta:generator>LibreOffice/6.2.7.1$MacOSX_X86_64 LibreOffice_project/23edc44b61b830b7d749943e020e96f5a7df63bf</meta:generator>
    <dc:date>2019-10-20T23:52:33.736409084</dc:date>
    <meta:document-statistic meta:table-count="1" meta:image-count="0" meta:object-count="0" meta:page-count="4" meta:paragraph-count="73" meta:word-count="107" meta:character-count="2642" meta:non-whitespace-character-count="260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